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inter" svg:font-family="inter" style:font-family-generic="system" style:font-pitch="variable"/>
  </office:font-face-decls>
  <office:automatic-styles>
    <style:style style:name="Table1" style:family="table">
      <style:table-properties style:width="6.4958in" style:rel-width="100%" fo:margin-left="0.0035in" fo:margin-top="0in" fo:margin-bottom="0in" table:align="left" style:writing-mode="lr-tb"/>
    </style:style>
    <style:style style:name="Table1.A" style:family="table-column">
      <style:table-column-properties style:column-width="0.5056in" style:rel-column-width="728*"/>
    </style:style>
    <style:style style:name="Table1.B" style:family="table-column">
      <style:table-column-properties style:column-width="5.9903in" style:rel-column-width="862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4958in" style:rel-width="100%" fo:margin-left="0.0035in" fo:margin-top="0in" fo:margin-bottom="0in" table:align="left" style:writing-mode="lr-tb"/>
    </style:style>
    <style:style style:name="Table7.A" style:family="table-column">
      <style:table-column-properties style:column-width="1.6313in" style:rel-column-width="2349*"/>
    </style:style>
    <style:style style:name="Table7.B" style:family="table-column">
      <style:table-column-properties style:column-width="2.3757in" style:rel-column-width="3421*"/>
    </style:style>
    <style:style style:name="Table7.C" style:family="table-column">
      <style:table-column-properties style:column-width="2.4889in" style:rel-column-width="3584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7.B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A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" style:family="table">
      <style:table-properties style:width="6.4958in" style:rel-width="100%" fo:margin-left="0.0035in" fo:margin-top="0in" fo:margin-bottom="0in" table:align="left" style:writing-mode="lr-tb"/>
    </style:style>
    <style:style style:name="Table8.A" style:family="table-column">
      <style:table-column-properties style:column-width="1.6313in" style:rel-column-width="2349*"/>
    </style:style>
    <style:style style:name="Table8.B" style:family="table-column">
      <style:table-column-properties style:column-width="4.8646in" style:rel-column-width="7005*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8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.A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Times New Roman" fo:font-size="10pt" fo:language="ru" fo:country="RU" officeooo:rsid="000569a4" officeooo:paragraph-rsid="000569a4" style:letter-kerning="false" style:font-name-asian="Times New Roman2" style:language-asian="ru" style:country-asian="RU" style:font-name-complex="Times New Roman2" style:language-complex="ar" style:country-complex="SA"/>
    </style:style>
    <style:style style:name="P3" style:family="paragraph" style:parent-style-name="_2b_Абзац_20_с_20_отступом_20_1-ой_20_строки">
      <style:paragraph-properties fo:margin-top="0in" fo:margin-bottom="0in" style:contextual-spacing="false" fo:text-align="center" style:justify-single-word="false" fo:orphans="2" fo:widows="2" fo:text-indent="0in" style:auto-text-indent="false"/>
      <style:text-properties style:font-name="Times New Roman" fo:language="ru" fo:country="RU" fo:font-style="normal" officeooo:rsid="00069d43" officeooo:paragraph-rsid="00069d43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4" style:family="paragraph" style:parent-style-name="_2b_Абзац_20_с_20_отступом_20_1-ой_20_строки">
      <style:paragraph-properties fo:margin-top="0in" fo:margin-bottom="0in" style:contextual-spacing="false" fo:text-align="center" style:justify-single-word="false" fo:orphans="2" fo:widows="2" fo:text-indent="0in" style:auto-text-indent="false"/>
      <style:text-properties style:font-name="Times New Roman" fo:language="ru" fo:country="RU" fo:font-style="normal" officeooo:rsid="00069d43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5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69d43" officeooo:paragraph-rsid="00069d43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6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69d43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7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69d43" officeooo:paragraph-rsid="000ef1aa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8" style:family="paragraph" style:parent-style-name="_2b_Абзац_20_с_20_отступом_20_1-ой_20_строки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language="ru" fo:country="RU" fo:font-style="normal" officeooo:rsid="00069d43" officeooo:paragraph-rsid="00069d43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9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paragraph-rsid="00069d43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0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1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7103f" officeooo:paragraph-rsid="0007103f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2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84cb7" officeooo:paragraph-rsid="00084cb7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3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84cb7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4" style:family="paragraph" style:parent-style-name="_2b_Абзац_20_с_20_отступом_20_1-ой_20_строки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language="ru" fo:country="RU" fo:font-style="normal" officeooo:rsid="00098a70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5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ce389" officeooo:paragraph-rsid="000ce389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6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ef1aa" officeooo:paragraph-rsid="000ef1aa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7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ef1aa" officeooo:paragraph-rsid="0010a67f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8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f1095" officeooo:paragraph-rsid="000f1095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9" style:family="paragraph" style:parent-style-name="_2b_Абзац_20_с_20_отступом_20_1-ой_20_строки">
      <style:paragraph-properties fo:text-indent="0in" style:auto-text-indent="false"/>
    </style:style>
    <style:style style:name="P20" style:family="paragraph" style:parent-style-name="_2b_Абзац_20_с_20_отступом_20_1-ой_20_строки">
      <style:text-properties officeooo:rsid="00069d43" officeooo:paragraph-rsid="00069d43"/>
    </style:style>
    <style:style style:name="P21" style:family="paragraph" style:parent-style-name="_2b__2116__20_-_20_Название_20_таблицы">
      <style:text-properties officeooo:paragraph-rsid="00069d43"/>
    </style:style>
    <style:style style:name="P22" style:family="paragraph" style:parent-style-name="_2b__2116__20_-_20_Название_20_таблицы">
      <style:text-properties officeooo:paragraph-rsid="00098a70"/>
    </style:style>
    <style:style style:name="P23" style:family="paragraph" style:parent-style-name="Contents_20_1">
      <style:paragraph-properties>
        <style:tab-stops>
          <style:tab-stop style:position="6.4953in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_2b_Абзац_20_с_20_отступом_20_1-ой_20_строки">
      <style:text-properties officeooo:rsid="00038d0f" officeooo:paragraph-rsid="00038d0f"/>
    </style:style>
    <style:style style:name="P26" style:family="paragraph" style:parent-style-name="_2b_Абзац_20_с_20_отступом_20_1-ой_20_строки">
      <style:text-properties fo:color="#000000" loext:opacity="100%" style:font-name="Times New Roman" officeooo:rsid="0010a67f" officeooo:paragraph-rsid="0010a67f" style:font-name-asian="inter" style:language-asian="en" style:country-asian="US" style:font-name-complex="Times New Roman2"/>
    </style:style>
    <style:style style:name="P27" style:family="paragraph" style:parent-style-name="_2b_Заголовок_20_1_20_уровня" style:list-style-name="WWNum32">
      <style:text-properties officeooo:rsid="00038d0f" officeooo:paragraph-rsid="00154a2d"/>
    </style:style>
    <style:style style:name="P28" style:family="paragraph" style:parent-style-name="_2b_Заголовок_20_1_20_уровня" style:list-style-name="WWNum32">
      <style:text-properties fo:color="#000000" loext:opacity="100%" style:font-name="Times New Roman" officeooo:paragraph-rsid="000569a4" style:font-name-asian="inter" style:language-asian="en" style:country-asian="US" style:font-name-complex="Times New Roman2"/>
    </style:style>
    <style:style style:name="P29" style:family="paragraph" style:parent-style-name="_2b_Заголовок_20_1_20_уровня" style:list-style-name="WWNum32">
      <style:text-properties fo:color="#000000" loext:opacity="100%" style:font-name="Times New Roman" officeooo:paragraph-rsid="00084cb7" style:font-name-asian="inter" style:language-asian="en" style:country-asian="US" style:font-name-complex="Times New Roman2"/>
    </style:style>
    <style:style style:name="P30" style:family="paragraph" style:parent-style-name="_2b_Заголовок_20_1_20_уровня" style:list-style-name="WWNum32">
      <style:text-properties fo:color="#000000" loext:opacity="100%" style:font-name="Times New Roman" officeooo:paragraph-rsid="0010a67f" style:font-name-asian="inter" style:language-asian="en" style:country-asian="US" style:font-name-complex="Times New Roman2"/>
    </style:style>
    <style:style style:name="P31" style:family="paragraph" style:parent-style-name="_2b_Тит_5f_Тема_20_ВКР" style:master-page-name="Standard">
      <style:paragraph-properties style:page-number="1"/>
      <style:text-properties fo:font-size="20pt" style:font-size-asian="20pt" style:font-size-complex="22pt"/>
    </style:style>
    <style:style style:name="P32" style:family="paragraph" style:parent-style-name="_2b_Тит_5f_Тема_20_ВКР">
      <style:text-properties fo:font-size="20pt" style:font-size-asian="20pt" style:font-size-complex="22pt"/>
    </style:style>
    <style:style style:name="P33" style:family="paragraph" style:parent-style-name="_2b_Тит_5f_Тема_20_ВКР">
      <style:text-properties officeooo:rsid="00154a2d" officeooo:paragraph-rsid="00154a2d"/>
    </style:style>
    <style:style style:name="P34" style:family="paragraph" style:parent-style-name="_2b_Тит_5f_Тема_20_ВКР">
      <style:text-properties fo:font-size="22pt" style:font-size-asian="22pt" style:font-size-complex="22pt"/>
    </style:style>
    <style:style style:name="P35" style:family="paragraph" style:parent-style-name="_2b_Тит_5f_Тема_20_ВКР">
      <style:text-properties fo:font-size="14pt" style:font-size-asian="14pt" style:font-size-complex="14pt"/>
    </style:style>
    <style:style style:name="P36" style:family="paragraph" style:parent-style-name="Footer">
      <style:paragraph-properties fo:text-align="center" style:justify-single-word="false"/>
    </style:style>
    <style:style style:name="P37" style:family="paragraph" style:parent-style-name="Standard">
      <style:paragraph-properties fo:line-height="115%"/>
      <style:text-properties officeooo:rsid="00154a2d" officeooo:paragraph-rsid="00154a2d"/>
    </style:style>
    <style:style style:name="P38" style:family="paragraph" style:parent-style-name="Standard" style:list-style-name="WWNum33">
      <style:paragraph-properties fo:margin-top="0in" fo:margin-bottom="0in" style:contextual-spacing="false" fo:line-height="115%"/>
      <style:text-properties officeooo:paragraph-rsid="00154a2d"/>
    </style:style>
    <style:style style:name="P39" style:family="paragraph" style:parent-style-name="Standard" style:list-style-name="WWNum33">
      <style:paragraph-properties fo:margin-top="0in" fo:margin-bottom="0in" style:contextual-spacing="false" fo:line-height="115%"/>
      <style:text-properties officeooo:paragraph-rsid="0001b404"/>
    </style:style>
    <style:style style:name="P40" style:family="paragraph" style:parent-style-name="Standard">
      <style:paragraph-properties fo:line-height="115%"/>
    </style:style>
    <style:style style:name="P41" style:family="paragraph" style:parent-style-name="Standard" style:list-style-name="WWNum34">
      <style:paragraph-properties fo:margin-top="0in" fo:margin-bottom="0in" style:contextual-spacing="false" fo:line-height="115%"/>
      <style:text-properties officeooo:paragraph-rsid="00154a2d"/>
    </style:style>
    <style:style style:name="T1" style:family="text">
      <style:text-properties fo:font-size="20pt" style:font-size-asian="20pt" style:font-size-complex="22pt"/>
    </style:style>
    <style:style style:name="T2" style:family="text">
      <style:text-properties fo:font-size="20pt" officeooo:rsid="00154a2d" style:font-size-asian="20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 fo:font-size="16pt" fo:font-weight="bold" style:font-name-asian="inter" style:font-size-asian="16pt" style:language-asian="en" style:country-asian="US" style:font-weight-asian="bold" style:font-size-complex="18pt"/>
    </style:style>
    <style:style style:name="T5" style:family="text">
      <style:text-properties fo:color="#000000" loext:opacity="100%" fo:font-size="16pt" fo:font-weight="bold" style:font-name-asian="inter" style:font-size-asian="16pt" style:language-asian="en" style:country-asian="US" style:font-weight-asian="bold" style:font-size-complex="20pt"/>
    </style:style>
    <style:style style:name="T6" style:family="text">
      <style:text-properties fo:color="#000000" loext:opacity="100%" style:font-name="Times New Roman" style:font-name-asian="inter" style:language-asian="en" style:country-asian="US" style:font-name-complex="Times New Roman2"/>
    </style:style>
    <style:style style:name="T7" style:family="text">
      <style:text-properties fo:font-size="16pt" style:font-name-asian="Aptos" style:font-size-asian="16pt" style:language-asian="en" style:country-asian="US" style:font-size-complex="18pt"/>
    </style:style>
    <style:style style:name="T8" style:family="text">
      <style:text-properties fo:font-size="16pt" style:font-name-asian="Aptos" style:font-size-asian="16pt" style:language-asian="en" style:country-asian="US" style:font-size-complex="2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0569a4"/>
    </style:style>
    <style:style style:name="T11" style:family="text">
      <style:text-properties officeooo:rsid="00069d43"/>
    </style:style>
    <style:style style:name="T12" style:family="text">
      <style:text-properties officeooo:rsid="0007103f"/>
    </style:style>
    <style:style style:name="T13" style:family="text">
      <style:text-properties officeooo:rsid="00084cb7"/>
    </style:style>
    <style:style style:name="T14" style:family="text">
      <style:text-properties officeooo:rsid="00098a70"/>
    </style:style>
    <style:style style:name="T15" style:family="text">
      <style:text-properties officeooo:rsid="000aee86"/>
    </style:style>
    <style:style style:name="T16" style:family="text">
      <style:text-properties officeooo:rsid="000ce389"/>
    </style:style>
    <style:style style:name="T17" style:family="text">
      <style:text-properties officeooo:rsid="000ef1a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 loext:marker-style-name="T1"><text:bookmark-start text:name="_Toc102485618"/><text:bookmark-start text:name="_Toc102425291"/><text:bookmark-start text:name="_Toc102389587"/><text:bookmark-start text:name="_Toc102388283"/><text:bookmark-start text:name="_Toc102385401"/><text:bookmark-start text:name="_Toc419495644"/><text:bookmark-start text:name="_Toc419495556"/><text:bookmark-start text:name="_Toc419495476"/><text:bookmark-start text:name="_Toc419322231"/><text:bookmark-start text:name="_Toc419300618"/><text:bookmark-start text:name="_Toc419299846"/></text:p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_2b_Тит_5f_Тема_20_ВКР" loext:marker-style-name="T1"><text:span text:style-name="T1">Этап </text:span><text:span text:style-name="T2">2</text:span></text:p>
      <text:p text:style-name="P32" loext:marker-style-name="T1"/>
      <text:p text:style-name="P33" loext:marker-style-name="T1"><text:span text:style-name="T1">Разработка системы валидации</text:span></text:p>
      <text:p text:style-name="P34" loext:marker-style-name="T3"/>
      <text:p text:style-name="P34" loext:marker-style-name="T3"/>
      <text:p text:style-name="P37" loext:marker-style-name="T7"><text:span text:style-name="T4">Задачи:</text:span></text:p>
      <text:list text:style-name="WWNum33">
        <text:list-item>
          <text:p text:style-name="P38">Разработка базового модуля для валидации гиперпараметров модели OM</text:p>
        </text:list-item>
        <text:list-item>
          <text:p text:style-name="P38">Создание функций для извлечения гиперпараметров из различных источников</text:p>
        </text:list-item>
        <text:list-item>
          <text:p text:style-name="P38">Реализация механизмов сравнения параметров между Python и OM</text:p>
        </text:list-item>
        <text:list-item>
          <text:p text:style-name="P38">Разработка системы классификации типов несоответствий параметров</text:p>
        </text:list-item>
        <text:list-item>
          <text:p text:style-name="P38">Создание специализированных валидаторов для каждого алгоритма прогнозирования</text:p>
        </text:list-item>
        <text:list-item>
          <text:p text:style-name="P38">Реализация проверки диапазонов значений гиперпараметров</text:p>
        </text:list-item>
        <text:list-item>
          <text:p text:style-name="P38">Разработка системы предупреждений о потенциально некорректных параметрах</text:p>
        </text:list-item>
        <text:list-item>
          <text:p text:style-name="P38">Создание механизма автоматической корректировки критических несоответствий</text:p>
          <text:p text:style-name="P39"><text:span text:style-name="T6"/></text:p>
        </text:list-item>
      </text:list>
      <text:p text:style-name="P40" loext:marker-style-name="T8"><text:span text:style-name="T5">Ожидаемые результаты:</text:span></text:p>
      <text:list text:style-name="WWNum34">
        <text:list-item>
          <text:p text:style-name="P41">Модуль валидации гиперпараметров с поддержкой всех алгоритмов OM</text:p>
        </text:list-item>
        <text:list-item>
          <text:p text:style-name="P41">Система классификации и обработки несоответствий параметров</text:p>
        </text:list-item>
        <text:list-item>
          <text:p text:style-name="P41">Документация по использованию модуля валидации</text:p>
        </text:list-item>
      </text:list>
      <text:p text:style-name="P35" loext:marker-style-name="T9"/>
      <text:p text:style-name="P35" loext:marker-style-name="T9"/>
      <text:p text:style-name="_2b_ЗаголРеферСодерж">СОДЕРЖАНИЕ<text:bookmark-end text:name="_Toc102485618"/><text:bookmark-end text:name="_Toc102425291"/><text:bookmark-end text:name="_Toc102389587"/><text:bookmark-end text:name="_Toc102388283"/><text:bookmark-end text:name="_Toc102385401"/><text:bookmark-end text:name="_Toc419495644"/><text:bookmark-end text:name="_Toc419495556"/><text:bookmark-end text:name="_Toc419495476"/><text:bookmark-end text:name="_Toc419322231"/><text:bookmark-end text:name="_Toc419300618"/><text:bookmark-end text:name="_Toc419299846"/>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_Toc2736_1182926821" text:style-name="Index_20_Link" text:visited-style-name="Index_20_Link">1 Структура хранения гиперпараметров в системе<text:tab/>3</text:a></text:p>
          <text:p text:style-name="P23"><text:a xlink:type="simple" xlink:href="#__RefHeading___Toc2738_1182926821" text:style-name="Index_20_Link" text:visited-style-name="Index_20_Link">2 Составление полного перечня алгоритмов прогнозирования в модели OM<text:tab/>4</text:a></text:p>
          <text:p text:style-name="P23"><text:a xlink:type="simple" xlink:href="#__RefHeading___Toc2740_1182926821" text:style-name="Index_20_Link" text:visited-style-name="Index_20_Link">3 Изучение форматов сохранения параметров моделей и обученных экземпляров<text:tab/>6</text:a></text:p>
          <text:p text:style-name="P23"><text:a xlink:type="simple" xlink:href="#__RefHeading___Toc2740_1182926821%20Copy%201" text:style-name="Index_20_Link" text:visited-style-name="Index_20_Link">4 Исследование механизмов передачи параметров между Python и моделью<text:tab/>7</text:a></text:p>
        </text:index-body>
      </text:table-of-content>
      <text:p text:style-name="_2b_Абзац_20_с_20_отступом_20_1-ой_20_строки"/>
      <text:list text:style-name="WWNum32">
        <text:list-item>
          <text:h text:style-name="P27" text:outline-level="1"><text:bookmark-start text:name="__RefHeading___Toc2736_1182926821"/>Создание функций для извлечения гиперпараметров из различных источников<text:bookmark-end text:name="__RefHeading___Toc2736_1182926821"/></text:h>
        </text:list-item>
      </text:list>
      <text:p text:style-name="P25">В системе ОМ гиперпараметры хранятся в файле csv в формате json. Сохранение происходит аналогично в ячейку csv в формате json. Пример представлен в таблице 1.</text:p>
      <text:p text:style-name="_2b__2116__20_-_20_Название_20_таблицы">Таблица 1 – <text:span text:style-name="T10">Пример хранения гиперпараметров в системе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№</text:p>
          </table:table-cell>
          <table:table-cell table:style-name="Table1.A1" office:value-type="string">
            <text:p text:style-name="P2">Гиперпараметры</text:p>
          </table:table-cell>
        </table:table-row>
        <table:table-row table:style-name="Table1.1">
          <table:table-cell table:style-name="Table1.A1" office:value-type="string">
            <text:p text:style-name="P24">#<text:span text:style-name="T10">1</text:span></text:p>
          </table:table-cell>
          <table:table-cell table:style-name="Table1.A1" office:value-type="string">
            <text:p text:style-name="P24">{"sarima": [[{"sarima": {"order": [1, 1, 0], "seasonal_order": [0, 0, 0, 4]}, "features": ["relative_time", "shift_21_mean_26", "shift_21_mean_27", "shift_24_mean_29", "shift_30_mean_14", "shift_31_mean_13", "shift_32_mean_12", "shift_32_mean_13", "shift_32_mean_14", "shift_33_mean_11", "shift_33_mean_13", "shift_35_diff_2", "shift_44_diff_5", "shift_44_diff_6", "shift_47_diff_4", "ar.L1", "sigma2"], "importances": [0.013156925501931913, -8.834259966951583, 7.718518832418771, 0.7684059245319683, -1.5265508475471614, 0.6872401819253776, 17.99283224178876, -19.412681653442707, 6.600958981461202, 2.7402497521805227, -8.627707489180965, 1.805876609617287, 6.246365291460439, 2.249138122588369, -3.261834406574288, -0.3974224711260453, 1.2501887779223333]}]], "processing": ["stationarity"], "saved_parameters": {"ml_parameters": [[{"sarima": {"order": [1, 1, 0], "seasonal_order": [0, 0, 0, 4]}, "features": ["relative_time", "shift_21_mean_26", "shift_21_mean_27", "shift_24_mean_29", "shift_30_mean_14", "shift_31_mean_13", "shift_32_mean_12", "shift_32_mean_13", "shift_32_mean_14", "shift_33_mean_11", "shift_33_mean_13", "shift_35_diff_2", "shift_44_diff_5", "shift_44_diff_6", "shift_47_diff_4", "ar.L1", "sigma2"], "importances": [0.013156925501931913, -8.834259966951583, 7.718518832418771, 0.7684059245319683, -1.5265508475471614, 0.6872401819253776, 17.99283224178876, -19.412681653442707, 6.600958981461202, 2.7402497521805227, -8.627707489180965, 1.805876609617287, 6.246365291460439, 2.249138122588369, -3.261834406574288, -0.3974224711260453, 1.2501887779223333]}]], "processing": {"features": {"scaling": {"strategy": "MinMax", "parameters": {}}, "selection": {"strategy": "k_best", "parameters": {"k": 15}}, "selection_new": {}, "generation": {"use_date_features": 1, "use_source_default": 1, "use_source_global_corr": 0, "weather_features": {"use": 0, "location": "�"}, "use_continuous_cf": 1, "use_interval_cf": 1}}, "target": {"enforce_stationarity": 0, "remove_trend": 0, "remove_level": 0, "differentiate": {}, "scaling": {"strategy": "Standard", "parameters": {}}, "stationarity": 1}, "saved_processing_parameters": [[[{"scaling": {"unique_cf": ["relative_time", "shift_21_mean_26", "shift_21_mean_27", "shift_24_mean_29", "shift_30_mean_14", "shift_31_mean_13", "shift_32_mean_12", "shift_32_mean_13", "shift_32_mean_14", "shift_33_mean_11", "shift_33_mean_13", "shift_35_diff_2", "shift_44_diff_5", "shift_44_diff_6", "shift_47_diff_4"]}, "selecting": {"list_of_columns": ["ds", "y", "relative_time", "shift_21_mean_26", "shift_21_mean_27", "shift_24_mean_29", "shift_30_mean_14", "shift_31_mean_13", "shift_32_mean_12", "shift_32_mean_13", "shift_32_mean_14", "shift_33_mean_11", "shift_33_mean_13", "shift_35_diff_2", "shift_44_diff_5", "shift_44_diff_6", "shift_47_diff_4"], "force_include_list": []}}]]]}}}</text:p>
          </table:table-cell>
        </table:table-row>
      </table:table>
      <text:p text:style-name="Standard"/>
      <text:list text:continue-numbering="true" text:style-name="WWNum32">
        <text:list-item>
          <text:h text:style-name="P28" text:outline-level="1"><text:bookmark text:name="_Toc201134561"/><text:bookmark-start text:name="__RefHeading___Toc2738_1182926821"/>Составление полного перечня алгоритмов прогнозирования в модели OM<text:bookmark-end text:name="__RefHeading___Toc2738_1182926821"/></text:h>
        </text:list-item>
      </text:list>
      <text:p text:style-name="P20">Полный перечень алгоритмов прогнозирования в модели ОМ представлен в таблице 2.</text:p>
      <text:p text:style-name="P21">Таблица <text:span text:style-name="T11">2</text:span> – <text:span text:style-name="T11">Полный перечень алгоритмов прогнозирования в модели ОМ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Название алгоритма</text:p>
          </table:table-cell>
          <table:table-cell table:style-name="Table7.B1" office:value-type="string">
            <text:p text:style-name="P8">Гиперпараметры в Python моделях</text:p>
          </table:table-cell>
          <table:table-cell table:style-name="Table7.A1" office:value-type="string">
            <text:p text:style-name="P8">Гиперпараметры в ОМ</text:p>
          </table:table-cell>
        </table:table-row>
        <table:table-row table:style-name="Table7.1">
          <table:table-cell table:style-name="Table7.A2" office:value-type="string">
            <text:p text:style-name="P9">croston_tsb</text:p>
          </table:table-cell>
          <table:table-cell table:style-name="Table7.B2" office:value-type="string">
            <text:p text:style-name="P9">alpha, beta</text:p>
          </table:table-cell>
          <table:table-cell table:style-name="Table7.A2" office:value-type="string">
            <text:p text:style-name="P5">croston_tsb_alpha, croston_tsb_beta</text:p>
          </table:table-cell>
        </table:table-row>
        <table:table-row table:style-name="Table7.1">
          <table:table-cell table:style-name="Table7.A2" office:value-type="string">
            <text:p text:style-name="P9">elastic_net</text:p>
          </table:table-cell>
          <table:table-cell table:style-name="Table7.B2" office:value-type="string">
            <text:p text:style-name="P5">alpha, l1_ratio</text:p>
          </table:table-cell>
          <table:table-cell table:style-name="Table7.A2" office:value-type="string">
            <text:p text:style-name="P5">elastic_net_alpha, elastic_net_l1</text:p>
          </table:table-cell>
        </table:table-row>
        <table:table-row table:style-name="Table7.1">
          <table:table-cell table:style-name="Table7.A2" office:value-type="string">
            <text:p text:style-name="P9">exp_smoothing</text:p>
          </table:table-cell>
          <table:table-cell table:style-name="Table7.B2" office:value-type="string">
            <text:p text:style-name="P15">smoothing_level</text:p>
          </table:table-cell>
          <table:table-cell table:style-name="Table7.A2" office:value-type="string">
            <text:p text:style-name="P5">exp_smoothing_alpha</text:p>
          </table:table-cell>
        </table:table-row>
        <table:table-row table:style-name="Table7.1">
          <table:table-cell table:style-name="Table7.A2" office:value-type="string">
            <text:p text:style-name="P9">holt</text:p>
          </table:table-cell>
          <table:table-cell table:style-name="Table7.B2" office:value-type="string">
            <text:p text:style-name="P16">smoothing_level, smoothing_trend</text:p>
          </table:table-cell>
          <table:table-cell table:style-name="Table7.A2" office:value-type="string">
            <text:p text:style-name="P11">holt_alpha, holt_beta</text:p>
          </table:table-cell>
        </table:table-row>
        <table:table-row table:style-name="Table7.1">
          <table:table-cell table:style-name="Table7.A2" office:value-type="string">
            <text:p text:style-name="P9">holt_winters</text:p>
          </table:table-cell>
          <table:table-cell table:style-name="Table7.B2" office:value-type="string">
            <text:p text:style-name="P9">seasonality, seasonality, trend_types, seasonal_types</text:p>
          </table:table-cell>
          <table:table-cell table:style-name="Table7.A2" office:value-type="string">
            <text:p text:style-name="P9"><text:span text:style-name="T12">holt_winter_</text:span>seasonality, <text:span text:style-name="T12">holt_winter_</text:span>seasonality, <text:span text:style-name="T12">holt_winter_</text:span>trend_types, <text:span text:style-name="T12">holt_winter_</text:span>seasonal_types</text:p>
          </table:table-cell>
        </table:table-row>
        <table:table-row table:style-name="Table7.1">
          <table:table-cell table:style-name="Table7.A7" office:value-type="string">
            <text:p text:style-name="P5">lasso</text:p>
          </table:table-cell>
          <table:table-cell table:style-name="Table7.B7" office:value-type="string">
            <text:p text:style-name="P12">alpha</text:p>
          </table:table-cell>
          <table:table-cell table:style-name="Table7.A7" office:value-type="string">
            <text:p text:style-name="P12">lasso_alpha</text:p>
          </table:table-cell>
        </table:table-row>
        <table:table-row table:style-name="Table7.1">
          <table:table-cell table:style-name="Table7.A7" office:value-type="string">
            <text:p text:style-name="P5">polynomial</text:p>
          </table:table-cell>
          <table:table-cell table:style-name="Table7.B7" office:value-type="string">
            <text:p text:style-name="P12">degrees</text:p>
          </table:table-cell>
          <table:table-cell table:style-name="Table7.A7" office:value-type="string">
            <text:p text:style-name="P12">polynomial_degrees</text:p>
          </table:table-cell>
        </table:table-row>
        <table:table-row table:style-name="Table7.1">
          <table:table-cell table:style-name="Table7.A7" office:value-type="string">
            <text:p text:style-name="P5">ridge</text:p>
          </table:table-cell>
          <table:table-cell table:style-name="Table7.B7" office:value-type="string">
            <text:p text:style-name="P12">alpha</text:p>
          </table:table-cell>
          <table:table-cell table:style-name="Table7.A7" office:value-type="string">
            <text:p text:style-name="P12">ridge_alpha</text:p>
          </table:table-cell>
        </table:table-row>
        <table:table-row table:style-name="Table7.1">
          <table:table-cell table:style-name="Table7.A7" office:value-type="string">
            <text:p text:style-name="P5">rol_mean</text:p>
          </table:table-cell>
          <table:table-cell table:style-name="Table7.B7" office:value-type="string">
            <text:p text:style-name="P12">window_size, weights_type, weights_coeffs</text:p>
          </table:table-cell>
          <table:table-cell table:style-name="Table7.A7" office:value-type="string">
            <text:p text:style-name="P9"><text:span text:style-name="T13">rol_mean_</text:span>window_size, <text:span text:style-name="T13">rol_mean_</text:span>weights_type, <text:span text:style-name="T13">rol_mean_</text:span>weights_coeffs</text:p>
          </table:table-cell>
        </table:table-row>
        <table:table-row table:style-name="Table7.1">
          <table:table-cell table:style-name="Table7.A7" office:value-type="string">
            <text:p text:style-name="P5">const</text:p>
          </table:table-cell>
          <table:table-cell table:style-name="Table7.B7" office:value-type="string">
            <text:p text:style-name="P12">value</text:p>
          </table:table-cell>
          <table:table-cell table:style-name="Table7.A7" office:value-type="string">
            <text:p text:style-name="P12">const_value</text:p>
          </table:table-cell>
        </table:table-row>
        <table:table-row table:style-name="Table7.1">
          <table:table-cell table:style-name="Table7.A7" office:value-type="string">
            <text:p text:style-name="P5">catboost</text:p>
          </table:table-cell>
          <table:table-cell table:style-name="Table7.B7" office:value-type="string">
            <text:p text:style-name="P12">learning_rate, n_estimators, depth</text:p>
          </table:table-cell>
          <table:table-cell table:style-name="Table7.A7" office:value-type="string">
            <text:p text:style-name="P9">learning_rate, n_estimators, depth</text:p>
          </table:table-cell>
        </table:table-row>
        <table:table-row table:style-name="Table7.1">
          <table:table-cell table:style-name="Table7.A7" office:value-type="string">
            <text:p text:style-name="P5">sarima</text:p>
          </table:table-cell>
          <table:table-cell table:style-name="Table7.B7" office:value-type="string">
            <text:p text:style-name="P9">p, d, q, P, D, Q</text:p>
          </table:table-cell>
          <table:table-cell table:style-name="Table7.A7" office:value-type="string">
            <text:p text:style-name="P9">p, d, q, P, D, Q</text:p>
          </table:table-cell>
        </table:table-row>
        <table:table-row table:style-name="Table7.1">
          <table:table-cell table:style-name="Table7.A7" office:value-type="string">
            <text:p text:style-name="P12">prophet</text:p>
          </table:table-cell>
          <table:table-cell table:style-name="Table7.B7" office:value-type="string">
            <text:p text:style-name="P9">seasonality_mode, <text:soft-page-break/>changepoint_prior_scale, seasonality_prior_scale</text:p>
          </table:table-cell>
          <table:table-cell table:style-name="Table7.A7" office:value-type="string">
            <text:p text:style-name="P9">seasonality_mode, <text:soft-page-break/>changepoint_prior_scale, seasonality_prior_scale</text:p>
          </table:table-cell>
        </table:table-row>
        <table:table-row table:style-name="Table7.1">
          <table:table-cell table:style-name="Table7.A7" office:value-type="string">
            <text:p text:style-name="P5">random_forest</text:p>
          </table:table-cell>
          <table:table-cell table:style-name="Table7.B7" office:value-type="string">
            <text:p text:style-name="P9">n_estimators, max_features, max_depth, min_samples_split, min_samples_leaf</text:p>
          </table:table-cell>
          <table:table-cell table:style-name="Table7.A7" office:value-type="string">
            <text:p text:style-name="P9">n_estimators, max_features, max_depth, min_samples_split, min_samples_leaf</text:p>
          </table:table-cell>
        </table:table-row>
        <table:table-row table:style-name="Table7.1">
          <table:table-cell table:style-name="Table7.A7" office:value-type="string">
            <text:p text:style-name="P5">symfit_fourier_fft</text:p>
          </table:table-cell>
          <table:table-cell table:style-name="Table7.B7" office:value-type="string">
            <text:p text:style-name="P9">components</text:p>
          </table:table-cell>
          <table:table-cell table:style-name="Table7.A7" office:value-type="string">
            <text:p text:style-name="P9">components</text:p>
          </table:table-cell>
        </table:table-row>
      </table:table>
      <text:p text:style-name="P19"/>
      <text:list text:continue-numbering="true" text:style-name="WWNum32">
        <text:list-item>
          <text:h text:style-name="P29" text:outline-level="1"><text:bookmark text:name="_Toc201134562"/><text:bookmark-start text:name="__RefHeading___Toc2740_1182926821"/>Изучение форматов сохранения параметров моделей и обученных экземпляров<text:bookmark-end text:name="__RefHeading___Toc2740_1182926821"/></text:h>
        </text:list-item>
      </text:list>
      <text:p text:style-name="_2b_Абзац_20_с_20_отступом_20_1-ой_20_строки"><text:span text:style-name="T14">Сохранение параметров моделей представлено в таблице 3. </text:span><text:span text:style-name="T17">Для ускорения работы были выбраны только библиотечные модели.</text:span></text:p>
      <text:p text:style-name="P22">Таблица <text:span text:style-name="T14">3 </text:span>– <text:span text:style-name="T14">Пример сохранения параметров моделей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Название алгоритма</text:p>
          </table:table-cell>
          <table:table-cell table:style-name="Table8.A1" office:value-type="string">
            <text:p text:style-name="P14"><text:span text:style-name="T15">С</text:span>охранения параметров</text:p>
          </table:table-cell>
        </table:table-row>
        <table:table-row table:style-name="Table8.1">
          <table:table-cell table:style-name="Table8.A2" office:value-type="string">
            <text:p text:style-name="P10">elastic_net</text:p>
          </table:table-cell>
          <table:table-cell table:style-name="Table8.A2" office:value-type="string">
            <text:p text:style-name="P6"><text:span text:style-name="T15">model.</text:span>get_params<text:span text:style-name="T15">(), дальнейшая конвертация в json</text:span></text:p>
          </table:table-cell>
        </table:table-row>
        <table:table-row table:style-name="Table8.1">
          <table:table-cell table:style-name="Table8.A2" office:value-type="string">
            <text:p text:style-name="P10">exp_smoothing</text:p>
          </table:table-cell>
          <table:table-cell table:style-name="Table8.A2" office:value-type="string">
            <text:p text:style-name="P6">alpha = model.params['smoothing_level'], <text:span text:style-name="T16">дальнейшая конвертация в json</text:span></text:p>
          </table:table-cell>
        </table:table-row>
        <table:table-row table:style-name="Table8.1">
          <table:table-cell table:style-name="Table8.A2" office:value-type="string">
            <text:p text:style-name="P10">holt</text:p>
          </table:table-cell>
          <table:table-cell table:style-name="Table8.A2" office:value-type="string">
            <text:p text:style-name="P7">alpha = model.params['smoothing_level'], <text:span text:style-name="T17">beta = model.params[</text:span>'smoothing_<text:span text:style-name="T17">trend</text:span>'], <text:span text:style-name="T16">дальнейшая конвертация в json</text:span></text:p>
          </table:table-cell>
        </table:table-row>
        <table:table-row table:style-name="Table8.1">
          <table:table-cell table:style-name="Table8.A5" office:value-type="string">
            <text:p text:style-name="P6">lasso</text:p>
          </table:table-cell>
          <table:table-cell table:style-name="Table8.A5" office:value-type="string">
            <text:p text:style-name="P7"><text:span text:style-name="T15">model.</text:span>get_params<text:span text:style-name="T15">(), дальнейшая конвертация в json</text:span></text:p>
          </table:table-cell>
        </table:table-row>
        <table:table-row table:style-name="Table8.1">
          <table:table-cell table:style-name="Table8.A5" office:value-type="string">
            <text:p text:style-name="P6">ridge</text:p>
          </table:table-cell>
          <table:table-cell table:style-name="Table8.A5" office:value-type="string">
            <text:p text:style-name="P7"><text:span text:style-name="T15">model.</text:span>get_params<text:span text:style-name="T15">(), дальнейшая конвертация в json</text:span></text:p>
          </table:table-cell>
        </table:table-row>
        <table:table-row table:style-name="Table8.1">
          <table:table-cell table:style-name="Table8.A5" office:value-type="string">
            <text:p text:style-name="P6">catboost</text:p>
          </table:table-cell>
          <table:table-cell table:style-name="Table8.A5" office:value-type="string">
            <text:p text:style-name="P17">model.get_all_params()<text:span text:style-name="T15">, дальнейшая конвертация в json</text:span></text:p>
          </table:table-cell>
        </table:table-row>
        <table:table-row table:style-name="Table8.1">
          <table:table-cell table:style-name="Table8.A5" office:value-type="string">
            <text:p text:style-name="P13">prophet</text:p>
          </table:table-cell>
          <table:table-cell table:style-name="Table8.A5" office:value-type="string">
            <text:p text:style-name="P18">model_to_json(model)</text:p>
          </table:table-cell>
        </table:table-row>
        <table:table-row table:style-name="Table8.1">
          <table:table-cell table:style-name="Table8.A5" office:value-type="string">
            <text:p text:style-name="P6">random_forest</text:p>
          </table:table-cell>
          <table:table-cell table:style-name="Table8.A5" office:value-type="string">
            <text:p text:style-name="P17">model.get_all_params()<text:span text:style-name="T15">, дальнейшая конвертация в json</text:span></text:p>
          </table:table-cell>
        </table:table-row>
      </table:table>
      <text:list text:continue-numbering="true" text:style-name="WWNum32">
        <text:list-item>
          <text:h text:style-name="P30" text:outline-level="1"><text:bookmark-start text:name="__RefHeading___Toc2740_1182926821 Copy 1"/>Исследование механизмов передачи параметров между Python и моделью<text:bookmark-end text:name="__RefHeading___Toc2740_1182926821 Copy 1"/></text:h>
        </text:list-item>
      </text:list>
      <text:p text:style-name="P26">Параметры планируется передавать следующим образом:</text:p>
      <text:p text:style-name="P26">1. Получение параметров Python модели с помощью библиотечной функции;</text:p>
      <text:p text:style-name="P26">2. Приведение параметров к виду, в котором они используются в ОМ;</text:p>
      <text:p text:style-name="P26">3. Приведение к формату json;</text:p>
      <text:p text:style-name="P26">4. Сохранение json в ячейку csv;</text:p>
      <text:p text:style-name="P26">5. Считывание csv ОМ для дальнейшего использования гиперпараметр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inter" svg:font-family="int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font-size="12p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text-align="center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25in" fo:margin-bottom="0.25in" style:contextual-spacing="false" fo:line-height="150%" fo:text-align="center" style:justify-single-word="false" fo:keep-together="always" fo:keep-with-next="always"/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WWNum19" style:list-level="5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WWNum19" style:list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WWNum19" style:list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WWNum19" style:list-level="8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WWNum19" style:list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font-style-asian="italic" style:font-name-complex="Times New Roman2" style:font-family-complex="'Times New Roman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Plain_20_Text" style:display-name="Plain Text" style:family="paragraph" style:parent-style-name="Standard" loext:linked-style-name="Текст_20_Знак">
      <style:text-properties style:font-name="Courier New1" fo:font-family="'Courier New'" style:font-family-generic="roman" style:font-pitch="variable" fo:font-size="10pt" style:font-size-asian="10pt" style:font-size-complex="10pt"/>
    </style:style>
    <style:style style:name="MTDisplayEquation" style:family="paragraph" style:parent-style-name="Standard" style:next-style-name="Standard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_2b_Тит_5f_Тема_20_ВКР" style:display-name="+Тит_Тема ВКР" style:family="paragraph" style:parent-style-name="_2b_Тит_5f_Абзац_20_по_20_центру">
      <style:paragraph-properties fo:hyphenation-ladder-count="no-limit"/>
      <style:text-properties fo:font-size="16pt" fo:font-weight="bold" style:font-size-asian="16pt" style:font-weight-asian="bold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Тит_5f_Абзац_20_по_20_центру" style:display-name="+Тит_Абзац по центру" style:family="paragraph" style:parent-style-name="_2b_Абзац_20_с_20_отступом_20_1-ой_20_строки">
      <loext:graphic-properties draw:fill="solid" draw:fill-color="#ffffff"/>
      <style:paragraph-properties fo:line-height="100%" fo:text-align="center" style:justify-single-word="false" fo:text-indent="0in" style:auto-text-indent="false" fo:background-color="#ffffff"/>
      <style:text-properties fo:color="#000000" loext:opacity="100%"/>
    </style:style>
    <style:style style:name="_2b_Абзац_20_с_20_отступом_20_1-ой_20_строки" style:display-name="+Абзац с отступом 1-ой строки" style:family="paragraph">
      <style:paragraph-properties fo:margin-top="0in" fo:margin-bottom="0in" style:contextual-spacing="false" fo:line-height="150%" fo:text-align="justify" style:justify-single-word="false" fo:orphans="2" fo:widows="2" fo:text-indent="0.4925in" style:auto-text-indent="false" style:writing-mode="lr-tb"/>
      <style:text-properties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loext:linked-style-name="Абзац_20_списка_20_Знак">
      <style:paragraph-properties fo:margin-left="0.4925in" fo:margin-top="0in" fo:margin-bottom="0in" style:contextual-spacing="true" fo:text-align="start" style:justify-single-word="false" fo:orphans="2" fo:widows="2" style:writing-mode="lr-tb"/>
      <style:text-properties fo:font-size="14pt" style:font-size-asian="14pt" style:font-size-complex="12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.1665in" fo:margin-bottom="0in" style:contextual-spacing="false" fo:line-height="150%" fo:text-align="justify" style:justify-single-word="false" fo:text-indent="0.4925in" style:auto-text-indent="false"/>
      <style:text-properties fo:font-size="14pt" fo:letter-spacing="0.0102in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 fo:text-align="start" style:justify-single-word="false"/>
      <style:text-properties fo:color="#365f91" loext:opacity="100%" style:font-name="Cambria" fo:font-family="Cambria" style:font-family-generic="roman" style:font-pitch="variable" style:language-asian="en" style:country-asian="US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_2b_Оглавление_20_1" style:next-style-name="Standard" style:auto-update="true" style:class="index"/>
    <style:style style:name="_2b_Оглавление_20_1" style:display-name="+Оглавление 1" style:family="paragraph">
      <style:paragraph-properties fo:margin-top="0in" fo:margin-bottom="0in" style:contextual-spacing="false" fo:line-height="150%" fo:text-align="start" style:justify-single-word="false" fo:orphans="2" fo:widows="2" style:writing-mode="lr-tb">
        <style:tab-stops>
          <style:tab-stop style:position="6.4972in" style:type="right" style:leader-style="dotted" style:leader-text="."/>
        </style:tab-stops>
      </style:paragraph-properties>
      <style:text-properties fo:font-size="14pt" style:font-name-asian="Times New Roman2" style:font-family-asian="'Times New Roman'" style:font-family-generic-asian="system" style:font-pitch-asian="variable" style:font-size-asian="14pt" style:language-asian="en" style:country-asian="US" style:font-size-complex="14pt"/>
    </style:style>
    <style:style style:name="Contents_20_2" style:display-name="Contents 2" style:family="paragraph" style:parent-style-name="_2b_Оглавление_20_2" style:next-style-name="Standard" style:auto-update="true" style:class="index">
      <style:text-properties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 style:font-size-complex="11pt"/>
    </style:style>
    <style:style style:name="_2b_Оглавление_20_2" style:display-name="+Оглавление 2" style:family="paragraph" style:parent-style-name="_2b_Оглавление_20_1" style:next-style-name="Standard">
      <style:paragraph-properties fo:margin-left="0.1972in"/>
    </style:style>
    <style:style style:name="Contents_20_3" style:display-name="Contents 3" style:family="paragraph" style:parent-style-name="_2b_Оглавление_20_3" style:next-style-name="Standard" style:auto-update="true" style:class="index">
      <style:text-properties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 style:font-size-complex="11pt"/>
    </style:style>
    <style:style style:name="_2b_Оглавление_20_3" style:display-name="+Оглавление 3" style:family="paragraph" style:parent-style-name="_2b_Оглавление_20_1" style:next-style-name="Standard">
      <style:paragraph-properties fo:margin-left="0.3937in"/>
    </style:style>
    <style:style style:name="Footnote" style:family="paragraph" style:parent-style-name="Standard" loext:linked-style-name="Текст_20_сноски_20_Знак" style:class="extra">
      <style:text-properties fo:font-size="10pt" style:font-size-asian="10pt" style:font-size-complex="10pt"/>
    </style:style>
    <style:style style:name="_2b_ЗАГОЛОВОК_20_по_20_центру" style:display-name="+ЗАГОЛОВОК по центру" style:family="paragraph" style:next-style-name="_2b_Абзац_20_с_20_отступом_20_1-ой_20_строки" loext:linked-style-name="_2b_ЗАГОЛОВОК_20_по_20_центру_20_Знак" style:default-outline-level="1" style:list-style-name="">
      <style:paragraph-properties fo:margin-top="0in" fo:margin-bottom="0.0835in" style:contextual-spacing="false" fo:line-height="150%" fo:text-align="center" style:justify-single-word="false" fo:orphans="2" fo:widows="2" fo:hyphenation-ladder-count="no-limit" fo:break-before="page" style:writing-mode="lr-tb"/>
      <style:text-properties fo:text-transform="uppercas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_2116__20_-_20_Название_20_рисунка" style:display-name="+№ - Название рисунка" style:family="paragraph" style:parent-style-name="_2b_Абзац_20_с_20_отступом_20_1-ой_20_строки" style:next-style-name="_2b_Абзац_20_с_20_отступом_20_1-ой_20_строки" loext:linked-style-name="_2b__2116__20_-_20_Название_20_рисунка_20_Знак">
      <style:paragraph-properties fo:margin-top="0.0835in" fo:margin-bottom="0.1665in" style:contextual-spacing="false" fo:line-height="100%" fo:text-align="center" style:justify-single-word="false" fo:keep-together="always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_2116__20_-_20_Название_20_таблицы" style:display-name="+№ - Название таблицы" style:family="paragraph" style:parent-style-name="_2b_Абзац_20_с_20_отступом_20_1-ой_20_строки" style:next-style-name="Standard" loext:linked-style-name="_2b__2116__20_-_20_Название_20_таблицы_20_Знак">
      <style:paragraph-properties fo:margin-top="0.0835in" fo:margin-bottom="0.0835in" style:contextual-spacing="false" fo:line-height="100%" fo:text-align="start" style:justify-single-word="false" fo:keep-together="always" fo:hyphenation-ladder-count="no-limit" fo:text-indent="0in" style:auto-text-indent="false" fo:keep-with-next="always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Список_20_использованных_20_источников" style:display-name="+Список использованных источников" style:family="paragraph" style:parent-style-name="List_20_Paragraph" loext:linked-style-name="_2b_Список_20_использованных_20_источников_20_Знак" style:list-style-name="WWNum15">
      <style:paragraph-properties fo:margin-left="0in"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style:font-size-complex="14pt"/>
    </style:style>
    <style:style style:name="_2b_Заголовок_20_1_20_уровня" style:display-name="+Заголовок 1 уровня" style:family="paragraph" style:next-style-name="_2b_Абзац_20_с_20_отступом_20_1-ой_20_строки" style:default-outline-level="1" style:list-style-name="WWNum32">
      <style:paragraph-properties fo:margin-top="0in" fo:margin-bottom="0.0835in" style:contextual-spacing="false" fo:line-height="150%" fo:text-align="start" style:justify-single-word="false" fo:keep-together="always" fo:orphans="2" fo:widows="2" fo:hyphenation-ladder-count="no-limit" fo:break-before="page" fo:keep-with-next="always" style:writing-mode="lr-tb"/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Заголовок_20_2_20_уровня" style:display-name="+Заголовок 2 уровня" style:family="paragraph" style:parent-style-name="_2b_Заголовок_20_1_20_уровня" style:next-style-name="_2b_Абзац_20_с_20_отступом_20_1-ой_20_строки" style:default-outline-level="2">
      <style:paragraph-properties fo:margin-top="0in" fo:margin-bottom="0in" style:contextual-spacing="false" fo:break-before="auto" fo:break-after="auto"/>
    </style:style>
    <style:style style:name="_2b_Заголовок_20_3_20_уровня" style:display-name="+Заголовок 3 уровня" style:family="paragraph" style:parent-style-name="_2b_Заголовок_20_2_20_уровня" style:next-style-name="_2b_Абзац_20_с_20_отступом_20_1-ой_20_строки" style:default-outline-level="3"/>
    <style:style style:name="_2b_Заголовок_20_4_20_уровня" style:display-name="+Заголовок 4 уровня" style:family="paragraph" style:parent-style-name="_2b_Заголовок_20_3_20_уровня" style:next-style-name="_2b_Абзац_20_с_20_отступом_20_1-ой_20_строки" style:default-outline-level="4">
      <style:text-properties fo:language="en" fo:country="US"/>
    </style:style>
    <style:style style:name="Contents_20_4" style:display-name="Contents 4" style:family="paragraph" style:parent-style-name="_2b_Оглавление_20_4" style:next-style-name="Standard" style:auto-update="true" style:class="index"/>
    <style:style style:name="_2b_Оглавление_20_4" style:display-name="+Оглавление 4" style:family="paragraph" style:parent-style-name="_2b_Оглавление_20_1" style:next-style-name="Standard">
      <style:paragraph-properties fo:margin-left="0.5909in"/>
    </style:style>
    <style:style style:name="_2b_Заголовки" style:display-name="+Заголовки" style:family="paragraph" style:parent-style-name="Standard" style:next-style-name="Standard">
      <style:paragraph-properties fo:line-height="150%" fo:text-indent="0.4925in" style:auto-text-indent="false"/>
      <style:text-properties fo:color="#365f91" loext:opacity="100%" fo:font-size="14pt" style:font-name-asian="Times New Roman2" style:font-family-asian="'Times New Roman'" style:font-family-generic-asian="system" style:font-pitch-asian="variable" style:font-size-asian="14pt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2b_Приложение_20_Заголовок_20_2" style:display-name="+Приложение Заголовок 2" style:family="paragraph" style:next-style-name="_2b_Абзац_20_с_20_отступом_20_1-ой_20_строки" style:default-outline-level="2" style:list-style-name="">
      <style:paragraph-properties fo:margin-top="0in" fo:margin-bottom="0in" style:contextual-spacing="false" fo:line-height="150%" fo:text-align="start" style:justify-single-word="false" fo:keep-together="always" fo:orphans="2" fo:widows="2" fo:hyphenation-ladder-count="no-limit" fo:text-indent="0.4925in" style:auto-text-indent="false" fo:keep-with-next="always" style:writing-mode="lr-tb"/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тиль_20__5f_абзац_20_с_20_отступом_20_1_20_строки_20__2b__20_По_20_центру_20_Первая_20_строка_3a__20__20_0_20_см" style:display-name="Стиль _абзац с отступом 1 строки + По центру Первая строка:  0 см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-asian="Times New Roman2" style:font-family-asian="'Times New Roman'" style:font-family-generic-asian="system" style:font-pitch-asian="variable" style:font-size-complex="10pt"/>
    </style:style>
    <style:style style:name="_2b_ЗаголРеферСодерж" style:display-name="+ЗаголРеферСодерж" style:family="paragraph" style:parent-style-name="_2b_Тит_5f_Абзац_20_по_20_центру" style:next-style-name="_2b_Абзац_20_с_20_отступом_20_1-ой_20_строки">
      <style:paragraph-properties fo:margin-top="0in" fo:margin-bottom="0.1665in" style:contextual-spacing="false" fo:break-before="page"/>
      <style:text-properties fo:text-transform="uppercase" fo:font-weight="bold" style:font-weight-asian="bold"/>
    </style:style>
    <style:style style:name="_2b_Текст_20_в_20_таблице" style:display-name="+Текст в таблице" style:family="paragraph" style:parent-style-name="_2b_Абзац_20_с_20_отступом_20_1-ой_20_строки">
      <style:paragraph-properties fo:line-height="100%" fo:text-align="start" style:justify-single-word="false" fo:text-indent="0in" style:auto-text-indent="false"/>
    </style:style>
    <style:style style:name="_2b_ПРИЛОЖЕНИЕ_20_А_20_и_20_Загол._20_на_20_сл._20_строке" style:display-name="+ПРИЛОЖЕНИЕ А и Загол. на сл. строке" style:family="paragraph" style:parent-style-name="_2b_ЗАГОЛОВОК_20_по_20_центру" style:next-style-name="_2b_Абзац_20_с_20_отступом_20_1-ой_20_строки">
      <style:text-properties fo:font-variant="normal" fo:text-transform="none" style:font-weight-complex="normal"/>
    </style:style>
    <style:style style:name="Стиль_20__2b_ПРИЛОЖЕНИЕ_20_А_20__2b__20_не_20_все_20_прописные" style:display-name="Стиль +ПРИЛОЖЕНИЕ А + не все прописные" style:family="paragraph" style:parent-style-name="Standard" style:default-outline-level="1" style:list-style-name="">
      <style:paragraph-properties fo:margin-top="0in" fo:margin-bottom="0.0835in" style:contextual-spacing="false" fo:line-height="150%" fo:text-align="center" style:justify-single-word="false" fo:hyphenation-ladder-count="no-limit" fo:break-before="page"/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/>
    </style:style>
    <style:style style:name="_2b_КлючСловаРеферат" style:display-name="+КлючСловаРеферат" style:family="paragraph" style:parent-style-name="_2b_Абзац_20_с_20_отступом_20_1-ой_20_строки">
      <style:paragraph-properties fo:margin-top="0.25in" fo:margin-bottom="0.1665in" style:contextual-spacing="false" fo:hyphenation-ladder-count="no-limit"/>
      <style:text-properties fo:text-transform="uppercas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ize="12pt" fo:font-style="italic" fo:font-weight="bold" style:font-name-asian="Times New Roman2" style:font-family-asian="'Times New Roman'" style:font-family-generic-asian="system" style:font-pitch-asian="variable" style:font-size-asian="12pt" style:font-style-asian="italic" style:font-weight-asian="bold" style:font-name-complex="Times New Roman2" style:font-family-complex="'Times New Roman'" style:font-family-generic-complex="system" style:font-pitch-complex="variable" style:font-size-complex="12pt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243f60" loext:opacity="100%" style:font-name="Cambria" fo:font-family="Cambri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243f60" loext:opacity="100%" style:font-name="Cambria" fo:font-family="Cambria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404040" loext:opacity="100%" style:font-name="Cambria" fo:font-family="Cambria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404040" loext:opacity="100%" style:font-name="Cambria" fo:font-family="Cambria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404040" loext:opacity="100%" style:font-name="Cambria" fo:font-family="Cambria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Текст_20_Знак" style:display-name="Текст Знак" style:family="text" loext:linked-style-name="Plain_20_Text">
      <style:text-properties style:font-name="Courier New1" fo:font-family="'Courier New'" style:font-family-generic="roman" style:font-pitch="variable"/>
    </style:style>
    <style:style style:name="Нижний_20_колонтитул_20_Знак" style:display-name="Нижний колонтитул Знак" style:family="text" loext:linked-style-name="Footer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loext:linked-style-name="Header">
      <style:text-properties fo:font-size="12pt" style:font-size-asian="12pt" style:font-size-complex="12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fo:font-size="14pt" style:font-size-asian="14pt" style:font-size-complex="12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font-size="14pt" fo:letter-spacing="0.0102in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Текст_20_сноски_20_Знак" style:display-name="Текст сноски Знак" style:family="text" style:parent-style-name="Default_20_Paragraph_20_Font" loext:linked-style-name="Footnote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pple-converted-space" style:family="text" style:parent-style-name="Default_20_Paragraph_20_Font"/>
    <style:style style:name="pub_5f_names" style:display-name="pub_names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/>
    </style:style>
    <style:style style:name="_2b_ЗАГОЛОВОК_20_по_20_центру_20_Знак" style:display-name="+ЗАГОЛОВОК по центру Знак" style:family="text" style:parent-style-name="Заголовок_20_1_20_Знак" loext:linked-style-name="_2b_ЗАГОЛОВОК_20_по_20_центру">
      <style:text-properties fo:text-transform="uppercas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_2b__2116__20_-_20_Название_20_рисунка_20_Знак" style:display-name="+№ - Название рисунка Знак" style:family="text" style:parent-style-name="Default_20_Paragraph_20_Font" loext:linked-style-name="_2b__2116__20_-_20_Название_20_рисунка">
      <style:text-properties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_2b__2116__20_-_20_Название_20_таблицы_20_Знак" style:display-name="+№ - Название таблицы Знак" style:family="text" style:parent-style-name="Default_20_Paragraph_20_Font" loext:linked-style-name="_2b__2116__20_-_20_Название_20_таблицы">
      <style:text-properties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_2b_Список_20_использованных_20_источников_20_Знак" style:display-name="+Список использованных источников Знак" style:family="text" style:parent-style-name="Абзац_20_списка_20_Знак" loext:linked-style-name="_2b_Список_20_использованных_20_источников">
      <style:text-properties fo:font-size="14pt" style:font-size-asian="14pt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size-complex="14pt" text:display="tru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font-weight="normal" style:font-weight-asian="normal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>
      <style:text-properties style:font-name-complex="Courier New2" style:font-family-complex="'Courier New'" style:font-family-generic-complex="system" style:font-pitch-complex="variable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>
      <style:text-properties style:font-name-complex="Courier New2" style:font-family-complex="'Courier New'" style:font-family-generic-complex="system" style:font-pitch-complex="variable"/>
    </style:style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Courier New2" style:font-family-complex="'Courier New'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>
      <style:text-properties fo:font-size="14pt" style:font-size-asian="14pt" style:font-size-complex="14pt"/>
    </style:style>
    <style:style style:name="ListLabel_20_112" style:display-name="ListLabel 112" style:family="text">
      <style:text-properties style:font-name-complex="Courier New2" style:font-family-complex="'Courier New'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-complex="Courier New2" style:font-family-complex="'Courier New'" style:font-family-generic-complex="system" style:font-pitch-complex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Courier New2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Courier New2" style:font-family-complex="'Courier New'" style:font-family-generic-complex="system" style:font-pitch-complex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text:display="tru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5" style:display-name="ListLabel 185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9" style:display-name="ListLabel 22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7" style:display-name="ListLabel 24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6" style:display-name="ListLabel 256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8" style:display-name="ListLabel 25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65" style:display-name="ListLabel 265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66" style:display-name="ListLabel 266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67" style:display-name="ListLabel 26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2b_Список_20_автонумер_20_заголовков" style:display-name="+Список автонумер заголовков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)" style:num-suffix=")" style:num-format="1">
        <style:list-level-properties text:list-level-position-and-space-mode="label-alignment">
          <style:list-level-label-alignment text:label-followed-by="listtab" text:list-tab-stop-position="0.6043in" fo:text-indent="-0.25in" fo:margin-left="0.6043in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1043in" fo:text-indent="-0.25in" fo:margin-left="1.1043in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6043in" fo:text-indent="-0.1252in" fo:margin-left="1.6043in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text:list-tab-stop-position="2.1043in" fo:text-indent="-0.25in" fo:margin-left="2.1043in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6043in" fo:text-indent="-0.25in" fo:margin-left="2.6043in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043in" fo:text-indent="-0.1252in" fo:margin-left="3.1043in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text:list-tab-stop-position="3.6043in" fo:text-indent="-0.25in" fo:margin-left="3.6043in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043in" fo:text-indent="-0.25in" fo:margin-left="4.1043in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6043in" fo:text-indent="-0.1252in" fo:margin-left="4.6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9" loext:num-list-format="%1%)" style:num-suffix=")" style:num-format="1">
        <style:list-level-properties text:list-level-position-and-space-mode="label-alignment">
          <style:list-level-label-alignment text:label-followed-by="listtab" text:list-tab-stop-position="0.6043in" fo:text-indent="-0.25in" fo:margin-left="0.6043in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543in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543in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543in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543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543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543in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543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543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54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6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5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4" loext:num-list-format="%1%" style:num-format="1" text:start-value="5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8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93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2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1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style:font-name="Wingdings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style:font-name="Wingdings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style:font-name="Symbol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style:font-name="Wingdings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style:font-name="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style:font-name="Wingdings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style:font-name="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4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4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4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4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47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48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49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150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15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15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15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15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15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56" loext:num-list-format="%1%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157" loext:num-list-format="%1%.%2%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158" loext:num-list-format="%1%.%2%.%3%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159" loext:num-list-format="%1%.%2%.%3%.%4%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16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16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16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16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16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6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67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6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6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7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7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75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76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77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78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79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83" loext:num-list-format="%1%.1.1" style:num-suffix=".1.1" style:num-format="1">
        <style:list-level-properties text:list-level-position-and-space-mode="label-alignment">
          <style:list-level-label-alignment text:label-followed-by="space" fo:text-indent="0.2953in" fo:margin-left="0.1972in"/>
        </style:list-level-properties>
      </text:list-level-style-number>
      <text:list-level-style-number text:level="2" text:style-name="ListLabel_20_184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0.0228in"/>
        </style:list-level-properties>
      </text:list-level-style-number>
      <text:list-level-style-number text:level="3" text:style-name="ListLabel_20_18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2728in"/>
        </style:list-level-properties>
      </text:list-level-style-number>
      <text:list-level-style-number text:level="4" text:style-name="ListLabel_20_18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28in"/>
        </style:list-level-properties>
      </text:list-level-style-number>
      <text:list-level-style-number text:level="5" text:style-name="ListLabel_20_18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728in"/>
        </style:list-level-properties>
      </text:list-level-style-number>
      <text:list-level-style-number text:level="6" text:style-name="ListLabel_20_18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0228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2728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228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1.77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92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93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94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195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19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19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01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02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03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04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0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0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12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19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20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21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22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2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25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27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28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29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3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34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36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37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38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39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40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4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43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45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46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47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48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49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5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52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54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55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56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57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58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5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6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61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63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64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65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66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67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68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69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70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72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7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text:style-name="ListLabel_20_274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75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76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77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78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79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80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81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text:style-name="ListLabel_20_283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84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85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86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87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88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89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90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29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vaSamara2022</meta:initial-creator>
    <meta:editing-cycles>36</meta:editing-cycles>
    <meta:print-date>2022-04-10T18:27:00</meta:print-date>
    <meta:creation-date>2025-06-17T13:46:00</meta:creation-date>
    <dc:date>2025-06-20T15:36:24.745020492</dc:date>
    <meta:editing-duration>PT9H27M39S</meta:editing-duration>
    <meta:generator>LibreOffice/24.2.7.2$Linux_X86_64 LibreOffice_project/420$Build-2</meta:generator>
    <meta:document-statistic meta:table-count="3" meta:image-count="0" meta:object-count="0" meta:page-count="7" meta:paragraph-count="108" meta:word-count="623" meta:character-count="6702" meta:non-whitespace-character-count="6199"/>
    <meta:user-defined meta:name="AppVersion">12.0000</meta:user-defined>
    <meta:user-defined meta:name="Company">ssau</meta:user-defined>
    <meta:template xlink:type="simple" xlink:actuate="onRequest" xlink:title="SHablon_oformlenija_VKR_2022_5_6.dotm" xlink:href=""/>
  </office:meta>
</office:document-meta>
</file>